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2.A13" style:family="table-cell">
      <style:table-cell-properties fo:padding="0cm" fo:border="none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bfa7e" officeooo:paragraph-rsid="001bfa7e"/>
    </style:style>
    <style:style style:name="P5" style:family="paragraph" style:parent-style-name="Table_20_Contents">
      <style:text-properties officeooo:rsid="001c8182" officeooo:paragraph-rsid="001c8182"/>
    </style:style>
    <style:style style:name="P6" style:family="paragraph" style:parent-style-name="Table_20_Contents">
      <style:text-properties fo:font-weight="bold" officeooo:rsid="002345c6" officeooo:paragraph-rsid="002345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c8182" officeooo:paragraph-rsid="001c8182" fo:background-color="#ffff00" style:font-weight-asian="bold" style:font-weight-complex="bold"/>
    </style:style>
    <style:style style:name="P8" style:family="paragraph" style:parent-style-name="Table_20_Contents">
      <style:text-properties officeooo:rsid="001d478e" officeooo:paragraph-rsid="001d478e"/>
    </style:style>
    <style:style style:name="P9" style:family="paragraph" style:parent-style-name="Table_20_Contents">
      <style:text-properties officeooo:rsid="001ea94b" officeooo:paragraph-rsid="001ea94b"/>
    </style:style>
    <style:style style:name="P10" style:family="paragraph" style:parent-style-name="Table_20_Contents">
      <style:text-properties officeooo:rsid="0020ca7f" officeooo:paragraph-rsid="0020ca7f"/>
    </style:style>
    <style:style style:name="P11" style:family="paragraph" style:parent-style-name="Table_20_Contents">
      <style:text-properties officeooo:rsid="0020ca7f" officeooo:paragraph-rsid="0023b9c3"/>
    </style:style>
    <style:style style:name="P12" style:family="paragraph" style:parent-style-name="Table_20_Contents">
      <style:text-properties officeooo:rsid="0022219d" officeooo:paragraph-rsid="0022219d"/>
    </style:style>
    <style:style style:name="P13" style:family="paragraph" style:parent-style-name="Table_20_Contents">
      <style:text-properties officeooo:rsid="00222380" officeooo:paragraph-rsid="00222380"/>
    </style:style>
    <style:style style:name="P14" style:family="paragraph" style:parent-style-name="Table_20_Contents">
      <style:text-properties officeooo:rsid="002345c6" officeooo:paragraph-rsid="002345c6"/>
    </style:style>
    <style:style style:name="P15" style:family="paragraph" style:parent-style-name="Table_20_Contents">
      <style:text-properties fo:font-weight="normal" officeooo:rsid="002345c6" officeooo:paragraph-rsid="002345c6" style:font-weight-asian="normal" style:font-weight-complex="normal"/>
    </style:style>
    <style:style style:name="P16" style:family="paragraph" style:parent-style-name="Table_20_Contents">
      <style:text-properties officeooo:rsid="0023b9c3" officeooo:paragraph-rsid="0023b9c3"/>
    </style:style>
    <style:style style:name="P17" style:family="paragraph" style:parent-style-name="Table_20_Contents">
      <style:text-properties officeooo:rsid="00257818" officeooo:paragraph-rsid="00257818"/>
    </style:style>
    <style:style style:name="P18" style:family="paragraph" style:parent-style-name="Heading_20_1">
      <style:paragraph-properties fo:break-before="page"/>
      <style:text-properties officeooo:rsid="000956e8" officeooo:paragraph-rsid="00190e3b"/>
    </style:style>
    <style:style style:name="P19" style:family="paragraph" style:parent-style-name="Table_20_Contents" style:list-style-name="L1">
      <style:text-properties officeooo:rsid="002345c6" officeooo:paragraph-rsid="0023b9c3"/>
    </style:style>
    <style:style style:name="P20" style:family="paragraph" style:parent-style-name="Table_20_Contents">
      <style:text-properties officeooo:rsid="0027f5c3" officeooo:paragraph-rsid="0027f5c3"/>
    </style:style>
    <style:style style:name="P21" style:family="paragraph" style:parent-style-name="Table_20_Contents">
      <style:text-properties officeooo:rsid="00257818" officeooo:paragraph-rsid="00257818"/>
    </style:style>
    <style:style style:name="P22" style:family="paragraph" style:parent-style-name="Table_20_Contents">
      <style:text-properties officeooo:rsid="002963b8" officeooo:paragraph-rsid="002963b8"/>
    </style:style>
    <style:style style:name="P23" style:family="paragraph" style:parent-style-name="Text_20_body">
      <style:text-properties officeooo:rsid="000956e8" officeooo:paragraph-rsid="00190e3b"/>
    </style:style>
    <style:style style:name="P24" style:family="paragraph" style:parent-style-name="Text_20_body">
      <style:text-properties officeooo:rsid="0027e95b" officeooo:paragraph-rsid="0027e95b"/>
    </style:style>
    <style:style style:name="T1" style:family="text">
      <style:text-properties officeooo:rsid="001b8b89"/>
    </style:style>
    <style:style style:name="T2" style:family="text">
      <style:text-properties officeooo:rsid="001ea94b"/>
    </style:style>
    <style:style style:name="T3" style:family="text">
      <style:text-properties officeooo:rsid="0020ca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45c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963b8"/>
    </style:style>
    <style:style style:name="T9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Notas</text:h>
      <text:p text:style-name="P2">Día: <text:span text:style-name="T1">27</text:span>/<text:span text:style-name="T1">marzo</text:span>/2024</text:p>
      <text:p text:style-name="P2">Tema: <text:span text:style-name="T1">OCI introducción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Intraestructura central</text:p>
          </table:table-cell>
          <table:table-cell table:style-name="Tabla2.A1" office:value-type="string">
            <text:p text:style-name="P4">Computo, contenedores, almacenamiento, red, maquinas virtuales</text:p>
          </table:table-cell>
        </table:table-row>
        <table:table-row>
          <table:table-cell table:style-name="Tabla2.A1" office:value-type="string">
            <text:p text:style-name="P4">Bases de datos</text:p>
          </table:table-cell>
          <table:table-cell table:style-name="Tabla2.A1" office:value-type="string">
            <text:p text:style-name="P4">Bases de datos autónomas, OLTP, OLAP, JSON, pueden correr en máquinas virtuales, servidores físicos o exadata.</text:p>
            <text:p text:style-name="P4">Open source databases, Mysql, Nosql.</text:p>
          </table:table-cell>
        </table:table-row>
        <table:table-row>
          <table:table-cell table:style-name="Tabla2.A1" office:value-type="string">
            <text:p text:style-name="P4">Datos e IA</text:p>
          </table:table-cell>
          <table:table-cell table:style-name="Tabla2.A1" office:value-type="string">
            <text:p text:style-name="P4">Apache spark-data flow. Tracking data- data catalog.</text:p>
            <text:p text:style-name="P4">Machine learnig and training. Apache kafka-event straming.</text:p>
          </table:table-cell>
        </table:table-row>
        <table:table-row>
          <table:table-cell table:style-name="Tabla2.A1" office:value-type="string">
            <text:p text:style-name="P4">Analisis</text:p>
          </table:table-cell>
          <table:table-cell table:style-name="Tabla2.A1" office:value-type="string">
            <text:p text:style-name="P4">Oracle analitics cloud, integra software de terceros.</text:p>
          </table:table-cell>
        </table:table-row>
        <table:table-row>
          <table:table-cell table:style-name="Tabla2.A1" office:value-type="string">
            <text:p text:style-name="P4">Administración </text:p>
          </table:table-cell>
          <table:table-cell table:style-name="Tabla2.A1" office:value-type="string">
            <text:p text:style-name="P4">Seguridad, identidad y observabilidad. Compartimientos para manejar ambientes</text:p>
          </table:table-cell>
        </table:table-row>
        <table:table-row>
          <table:table-cell table:style-name="Tabla2.A1" office:value-type="string">
            <text:p text:style-name="P4">Servicios de desarrollo</text:p>
          </table:table-cell>
          <table:table-cell table:style-name="Tabla2.A1" office:value-type="string">
            <text:p text:style-name="P4">APEX, manejador de recursos</text:p>
          </table:table-cell>
        </table:table-row>
        <table:table-row>
          <table:table-cell table:style-name="Tabla2.A1" office:value-type="string">
            <text:p text:style-name="P4">Servicios de aplicación</text:p>
          </table:table-cell>
          <table:table-cell table:style-name="Tabla2.A1" office:value-type="string">
            <text:p text:style-name="P4">Serverless, funtions, API gateway, event service para ayudar a desarrollar microservicios basados en eventos.</text:p>
            <text:p text:style-name="P4">SaaS, finanzas, cadena de suministros, recursos humnanos, ventas, etc.</text:p>
          </table:table-cell>
        </table:table-row>
        <table:table-row>
          <table:table-cell table:style-name="Tabla2.A1" office:value-type="string">
            <text:p text:style-name="P5">Arquitectura OCI</text:p>
          </table:table-cell>
          <table:table-cell table:style-name="Tabla2.A1" office:value-type="string">
            <text:p text:style-name="P5">Las regiones son centros de cómputo con 1 o más dominos de disponibilidad. Cada domino está completamente aislado de otro.</text:p>
            <text:p text:style-name="P5">Los dominios de disponibilidad son edificios dentro de las regiones conectados por anchos de banda altos y baja frecuencia.</text:p>
            <text:p text:style-name="P5">Dominios de fallo, se colocan los recurros de cómputo en nodos diferentes para mejorar antiafinidad. Centros de datos lógicos</text:p>
          </table:table-cell>
        </table:table-row>
        <table:table-row>
          <table:table-cell table:style-name="Tabla2.A1" office:value-type="string">
            <text:p text:style-name="P5">Elegir región</text:p>
          </table:table-cell>
          <table:table-cell table:style-name="Tabla2.A1" office:value-type="string">
            <text:p text:style-name="P5">Región más cercana a los usuarios, requsistos legales del país. Servicios que ofrece la región</text:p>
          </table:table-cell>
        </table:table-row>
        <table:table-row>
          <table:table-cell table:style-name="Tabla2.A1" office:value-type="string">
            <text:p text:style-name="P5">Arquitectura de apps para evitar fallas</text:p>
          </table:table-cell>
          <table:table-cell table:style-name="Tabla2.A1" office:value-type="string">
            <text:p text:style-name="P5">Recplicar la app como la arquitecutura de Oracle en cada dominio de fallo, Data Guard para sincronizar los datos.</text:p>
          </table:table-cell>
        </table:table-row>
        <table:table-row>
          <table:table-cell table:style-name="Tabla2.A1" table:number-columns-spanned="2" office:value-type="string">
            <text:p text:style-name="P7">Nube distribuida</text:p>
          </table:table-cell>
          <table:covered-table-cell/>
        </table:table-row>
        <table:table-row>
          <table:table-cell table:style-name="Tabla2.A13" office:value-type="string">
            <text:p text:style-name="P5">Servicios de nube</text:p>
          </table:table-cell>
          <table:table-cell table:style-name="Tabla2.A13" office:value-type="string">
            <text:p text:style-name="P5">Obtenibles mediante los 41 centros de datos del mundo, seguridad, escalabilidad y confiabilidad.</text:p>
          </table:table-cell>
        </table:table-row>
        <table:table-row>
          <table:table-cell table:style-name="Tabla2.A13" office:value-type="string">
            <text:p text:style-name="P8">Nube híbrida</text:p>
          </table:table-cell>
          <table:table-cell table:style-name="Tabla2.A13" office:value-type="string">
            <text:p text:style-name="P8">Combinación de nube y recursos locales pero integrado y gestionado de manera unificada.</text:p>
            <text:p text:style-name="P8"><text:a xlink:type="simple" xlink:href="mailto:Cloud@Custumer" text:style-name="Internet_20_link" text:visited-style-name="Visited_20_Internet_20_Link">Cloud@Custumer</text:a></text:p>
            <text:p text:style-name="P8"/>
            <text:p text:style-name="P8"><text:soft-page-break/>VMWare solution, máquinas virtuales corriendo en la nube en caso de recuperación necesaria.</text:p>
            <text:p text:style-name="P8">Autonomous databases</text:p>
            <text:p text:style-name="P8">Roving edge, procesos corriendo de manera remota y aislada.</text:p>
          </table:table-cell>
        </table:table-row>
        <table:table-row>
          <table:table-cell table:style-name="Tabla2.A13" office:value-type="string">
            <text:p text:style-name="P8">Dedicated cloud</text:p>
          </table:table-cell>
          <table:table-cell table:style-name="Tabla2.A13" office:value-type="string">
            <text:p text:style-name="P8">Centro de datos construido específicamente para una organización.</text:p>
            <text:p text:style-name="P8">TODOS los servicios de OCI corriendo en un centro de datos de nuestra elección. <text:span text:style-name="T2">Será mantenida, operada y actualizada de la misma manera que se hace con la nube pública.</text:span></text:p>
            <text:p text:style-name="P9">Se usa para datos o procesos privados y/o sensibles que deben cumplir ciertas normas.</text:p>
          </table:table-cell>
        </table:table-row>
        <table:table-row>
          <table:table-cell table:style-name="Tabla2.A13" office:value-type="string">
            <text:p text:style-name="P8">Multiclud</text:p>
          </table:table-cell>
          <table:table-cell table:style-name="Tabla2.A13" office:value-type="string">
            <text:p text:style-name="P8">Servicios de nube de más de un proveedor.</text:p>
            <text:p text:style-name="P9">Conección privada entre OCI y Azure &lt;2ms</text:p>
            <text:p text:style-name="P9">Servicio de base de datos similiar al entorno de Azure para administración de la DB</text:p>
          </table:table-cell>
        </table:table-row>
      </table:table>
      <text:p text:style-name="P2">Resumen:</text:p>
      <text:p text:style-name="P24">El computo en la nube es una serie de servicios que están disponibles a travez de la red. Oracle basa un infraestructura de nube en el núcleo, el cual es, Cómputo, almacenamiento y redes. Se ofrecen diversos servicios a distintos niveles de computo.</text:p>
      <text:p text:style-name="P24"/>
      <text:p text:style-name="P24">La arquitectura de OCI se divide en regiones, dentro de las cuales hay uno o más centros de datos llamados dominios de disponibilidad, dentro de cada AD hay 3 fault domains, que se encargan de poner los recursos de cómputo en diferentes ubicaciones para poder evitar la antiafinidad.</text:p>
      <text:p text:style-name="P24">Los tipos de servicio de nube disponibles son: Servicios de nube (Nube pública)</text:p>
      <text:p text:style-name="P24">Nube híbrida: En donde es una combinación de servicios de nube pública y nube privada con <text:a xlink:type="simple" xlink:href="mailto:cloud@costumer" text:style-name="Internet_20_link" text:visited-style-name="Visited_20_Internet_20_Link">cloud@costumer</text:a>, se trata de VM corriendo en la nube pública en caso de recuperaciones.</text:p>
      <text:p text:style-name="P24">Nube dedicada: Centro de datos construido específicamente para una organización, los recursos de cómputo se colocan dentro de una ubicación elegida por el cliente.</text:p>
      <text:p text:style-name="P24">Multiclud: Diversos proveedores de servicios de nube para una sola organización.</text:p>
      <text:h text:style-name="P18" text:outline-level="1">Notas</text:h>
      <text:p text:style-name="P2">Día: <text:span text:style-name="T3">27</text:span>/<text:span text:style-name="T3">marzo</text:span>/2024</text:p>
      <text:p text:style-name="P2">Tema: <text:span text:style-name="T3">Identity and Access Management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10">IAM</text:p>
          </table:table-cell>
          <table:table-cell table:style-name="Tabla1.A1" office:value-type="string">
            <text:p text:style-name="P10">Control fino, control de acceso basado en roles</text:p>
          </table:table-cell>
        </table:table-row>
        <table:table-row>
          <table:table-cell table:style-name="Tabla1.A1" office:value-type="string">
            <text:p text:style-name="P10">Autenticación AuthN</text:p>
          </table:table-cell>
          <table:table-cell table:style-name="Tabla1.A1" office:value-type="string">
            <text:p text:style-name="P11">Quien es, asegurarse de que el usuario realmente es quien dice ser. </text:p>
            <text:list text:style-name="L1">
              <text:list-item>
                <text:p text:style-name="P19">Usuario y contraseña</text:p>
              </text:list-item>
              <text:list-item>
                <text:p text:style-name="P19">Claves públicas-privadas para APIs. </text:p>
              </text:list-item>
              <text:list-item>
                <text:p text:style-name="P19">Tokens, Strings generados por oracle la idea es soportar APIs de terceros que no soportan el modelo de autenticación de oracle.</text:p>
              </text:list-item>
            </text:list>
          </table:table-cell>
        </table:table-row>
        <table:table-row>
          <table:table-cell table:style-name="Tabla1.A1" office:value-type="string">
            <text:p text:style-name="P10">Autorización AuthZ</text:p>
          </table:table-cell>
          <table:table-cell table:style-name="Tabla1.A1" office:value-type="string">
            <text:p text:style-name="P10">Que tiene autorizado a hacer, aignar roles a usuarios, cada rol viene con una serie de permisos.</text:p>
            <text:p text:style-name="P14">Se realiza por medio de las <text:span text:style-name="T7">políticas</text:span>, que son sentencias leíbles que definen accesos finos.</text:p>
          </table:table-cell>
        </table:table-row>
        <table:table-row>
          <table:table-cell table:style-name="Tabla1.A1" office:value-type="string">
            <text:p text:style-name="P10">Dominio de identidad</text:p>
          </table:table-cell>
          <table:table-cell table:style-name="Tabla1.A1" office:value-type="string">
            <text:p text:style-name="P10">Contenedor para usuarios y grupos, constructo que reprecenta poblaciones dentro de OCI y las configuraciones de seguridad asociadas. Plíticas, compartimientos y recursos de red.</text:p>
          </table:table-cell>
        </table:table-row>
        <table:table-row>
          <table:table-cell table:style-name="Tabla1.A1" office:value-type="string">
            <text:p text:style-name="P10">Como fuinciona</text:p>
          </table:table-cell>
          <table:table-cell table:style-name="Tabla1.A1" office:value-type="string">
            <text:p text:style-name="P10">Creamos usuarios y grupos donde colocar esos usuarios, se crean políticas contra los grupos que son enfocadas para el uso de tenencias, cuentas o compartimientos., por lo tanto, los recursos dentro de los compartimientos.</text:p>
          </table:table-cell>
        </table:table-row>
        <table:table-row>
          <table:table-cell table:style-name="Tabla1.A1" office:value-type="string">
            <text:p text:style-name="P10">Autenticaión</text:p>
          </table:table-cell>
          <table:table-cell table:style-name="Tabla1.A1" office:value-type="string">
            <text:p text:style-name="P10">User and password</text:p>
          </table:table-cell>
        </table:table-row>
        <table:table-row>
          <table:table-cell table:style-name="Tabla1.A1" office:value-type="string">
            <text:p text:style-name="P10">Políticas</text:p>
          </table:table-cell>
          <table:table-cell table:style-name="Tabla1.A1" office:value-type="string">
            <text:p text:style-name="P10">Donde se define los controles de acceso basado en roles. Se colocan los grupos dentro de roles y se dan permisos a los roles</text:p>
            <text:p text:style-name="P6">Allow &lt;grupo&gt; to &lt;verbo&lt;recurso&gt; in &lt;compartimiento&gt; where &lt;condiciones&gt;</text:p>
            <text:p text:style-name="P15">manage, use, read, inspect</text:p>
            <text:p text:style-name="P15">all-resources</text:p>
            <text:p text:style-name="P15">families</text:p>
          </table:table-cell>
        </table:table-row>
        <table:table-row>
          <table:table-cell table:style-name="Tabla1.A1" office:value-type="string">
            <text:p text:style-name="P10">OCID</text:p>
          </table:table-cell>
          <table:table-cell table:style-name="Tabla1.A1" office:value-type="string">
            <text:p text:style-name="P10">Identificador para cada recurso de cloud</text:p>
            <text:p text:style-name="P10">ocid<text:span text:style-name="T4">n</text:span><text:span text:style-name="T5">.t</text:span><text:span text:style-name="T4">tipo</text:span><text:span text:style-name="T5">.</text:span><text:span text:style-name="T4">reino.region.usoFuturo.UID</text:span></text:p>
          </table:table-cell>
        </table:table-row>
        <table:table-row>
          <table:table-cell table:style-name="Tabla1.A1" office:value-type="string">
            <text:p text:style-name="P10">Compartimiento</text:p>
          </table:table-cell>
          <table:table-cell table:style-name="Tabla1.A1" office:value-type="string">
            <text:p text:style-name="P10">Es una agrupación lógica de recursos de cómputo.</text:p>
            <text:p text:style-name="P12">Son usados para controlar acceso y aislar recursos.</text:p>
            <text:p text:style-name="P13">Son globales, lo que permite que recursos de varias regiones estén dentro del mismo compartimiento.</text:p>
          </table:table-cell>
        </table:table-row>
        <table:table-row>
          <table:table-cell table:style-name="Tabla1.A1" office:value-type="string">
            <text:p text:style-name="P14">Quotas and budges</text:p>
          </table:table-cell>
          <table:table-cell table:style-name="Tabla1.A1" office:value-type="string">
            <text:p text:style-name="P14">Quotas son las que limitan que tipo de recursos se pueden crear en un compartimiento y los budges son la cantidad de dinero que puede ser usada en <text:soft-page-break/>recursos por un usuario(s) en un compartimiento.</text:p>
          </table:table-cell>
        </table:table-row>
        <table:table-row>
          <table:table-cell table:style-name="Tabla1.A1" office:value-type="string">
            <text:p text:style-name="P14">Principals</text:p>
          </table:table-cell>
          <table:table-cell table:style-name="Tabla1.A1" office:value-type="string">
            <text:p text:style-name="P3">Son entidades IAM que tienen permitido interactuar con recursos de OCI. Usuarios, otros recursos <text:span text:style-name="T6">o grupos.</text:span></text:p>
          </table:table-cell>
        </table:table-row>
        <table:table-row>
          <table:table-cell table:style-name="Tabla1.A1" office:value-type="string">
            <text:p text:style-name="P16">Mejores prácticas</text:p>
          </table:table-cell>
          <table:table-cell table:style-name="Tabla1.A1" office:value-type="string">
            <text:p text:style-name="P16">Crear un grupo con usuarios para la administración de una tenencia.</text:p>
            <text:p text:style-name="P16">Crear compartimientos para aislar recursos</text:p>
            <text:p text:style-name="P16">Insistir en el uso de MFA</text:p>
            <text:p text:style-name="P16"/>
            <text:p text:style-name="P16">Grupo de administradores:</text:p>
            <text:p text:style-name="P16">Todos los recursos</text:p>
            <text:p text:style-name="P16">Dominios</text:p>
            <text:p text:style-name="P16">Usuarios</text:p>
            <text:p text:style-name="P16">Grupos</text:p>
            <text:p text:style-name="P16">Grupos dinámicos</text:p>
            <text:p text:style-name="P16">políticas</text:p>
            <text:p text:style-name="P16">Compartimientos</text:p>
          </table:table-cell>
        </table:table-row>
      </table:table>
      <text:p text:style-name="P2"/>
      <text:p text:style-name="P2">Resumen:</text:p>
      <text:p text:style-name="P24">IAM: Identity access management. </text:p>
      <text:p text:style-name="P24">AuthN: Saber que alguien es quien dice ser, mediante usuario-contraseña, claves simétricas</text:p>
      <text:p text:style-name="P24">AuthZ: Para saber que tiene permitido hacer ese alguien, se realiza mediante el sistema de roles y políticas que son enunciados de alto nivel donde se establece que puede hacer cierto grupo con los recursos.</text:p>
      <text:p text:style-name="P24">Dominio de identidad contiene grupos, reprecenta grupos dentro de OCI.</text:p>
      <text:p text:style-name="P24">Las políticas se integran contra los grupos, las políticas van enfocadas a regular en uso de los recursos dentro de las tenenecias, cuentas o compartimientos. Definen el control de acceso basado en roles.</text:p>
      <text:p text:style-name="P24"/>
      <text:p text:style-name="P24">Un compartimiento es una agrupación lógica de recursos de cómputo, son globales lo que permite tener recursos de diversas regiones del mundo en un solo compartimiento.</text:p>
      <text:p text:style-name="P24">Quotas son los limitantes de recursos que se pueden crear en un compartimiento y los budges son la cantidad de dinero que puede ser usada en recursos.</text:p>
      <text:h text:style-name="P18" text:outline-level="1">Notas</text:h>
      <text:p text:style-name="P2">Día: <text:span text:style-name="T3">27</text:span>/<text:span text:style-name="T3">marzo</text:span>/2024</text:p>
      <text:p text:style-name="P2">Tema: <text:span text:style-name="T3">Networking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17">VCN</text:p>
          </table:table-cell>
          <table:table-cell table:style-name="Tabla3.A1" office:value-type="string">
            <text:p text:style-name="P17">Red de software privada que se crea dentro de OCI que es usada para comunicación segura de recursos.</text:p>
          </table:table-cell>
        </table:table-row>
        <table:table-row>
          <table:table-cell table:style-name="Tabla3.A1" office:value-type="string">
            <text:p text:style-name="P17">Subredes</text:p>
          </table:table-cell>
          <table:table-cell table:style-name="Tabla3.A1" office:value-type="string">
            <text:p text:style-name="P17">10.0.0.x.x/24 ← Subred</text:p>
            <text:p text:style-name="P17">10.0.1.x/24 ← pública</text:p>
            <text:p text:style-name="P17">10.0.2.x/24 ← Privada</text:p>
          </table:table-cell>
        </table:table-row>
        <table:table-row>
          <table:table-cell table:style-name="Tabla3.A1" office:value-type="string">
            <text:p text:style-name="P17">Internet gateway</text:p>
          </table:table-cell>
          <table:table-cell table:style-name="Tabla3.A1" office:value-type="string">
            <text:p text:style-name="P17">Altamente escalable y disponible para comunicarse con recursos de internet.</text:p>
          </table:table-cell>
        </table:table-row>
        <table:table-row>
          <table:table-cell table:style-name="Tabla3.A1" office:value-type="string">
            <text:p text:style-name="P17">NAT gateway</text:p>
          </table:table-cell>
          <table:table-cell table:style-name="Tabla3.A1" office:value-type="string">
            <text:p text:style-name="P17">Solo tráfico de salida, bloquea comunicaciones de entrada de internet.</text:p>
          </table:table-cell>
        </table:table-row>
        <table:table-row>
          <table:table-cell table:style-name="Tabla3.A1" office:value-type="string">
            <text:p text:style-name="P17">Service gateway</text:p>
          </table:table-cell>
          <table:table-cell table:style-name="Tabla3.A1" office:value-type="string">
            <text:p text:style-name="P17">Comunicar recursos dentro de OCI</text:p>
          </table:table-cell>
        </table:table-row>
        <table:table-row>
          <table:table-cell table:style-name="Tabla3.A1" office:value-type="string">
            <text:p text:style-name="P17">Dynamic routing gateway</text:p>
          </table:table-cell>
          <table:table-cell table:style-name="Tabla3.A1" office:value-type="string">
            <text:p text:style-name="P17">Camino entre el tráfico privado y otros recursos de internet como lo puede ser un entorno local (VPN).</text:p>
            <text:p text:style-name="P22">Redes locales con redes de la nube.</text:p>
          </table:table-cell>
        </table:table-row>
        <table:table-row>
          <table:table-cell table:style-name="Tabla3.A1" office:value-type="string">
            <text:p text:style-name="P22">Routing tables</text:p>
          </table:table-cell>
          <table:table-cell table:style-name="Tabla3.A1" office:value-type="string">
            <text:p text:style-name="P22">Las VCN usan route tables para poder envíar tráfico fuera de la VNC <text:s/>hacía internet, red local o para conectar otra VNC.</text:p>
            <text:p text:style-name="P22">Cada tabla tien un destino, y un route target.</text:p>
            <text:p text:style-name="P22">Trafico dentro de la VNC es automáticamente administrado.</text:p>
          </table:table-cell>
        </table:table-row>
        <table:table-row>
          <table:table-cell table:style-name="Tabla3.A1" office:value-type="string">
            <text:p text:style-name="P20">Comunicación entre redes</text:p>
          </table:table-cell>
          <table:table-cell table:style-name="Tabla3.A1" office:value-type="string">
            <text:p text:style-name="P20">La comunicación entre la red pública y privada dentro de OCI se realiza automáticamente.</text:p>
            <text:p text:style-name="P20">Para la creación de reglas dentro de las tablas de ruteo, es prioritario la parte más específica.</text:p>
            <text:p text:style-name="P20"/>
            <text:p text:style-name="P20">Para la comunicación entre redes dentro de tu OCI SI LAS REDES ESTÁN EN LA MISMA REGIÓN se crea un Local Peering Gateway. El cual deja administrar este acceso.</text:p>
            <text:p text:style-name="P20"/>
            <text:p text:style-name="P22">SI LAS REDES ESTAN EN DIFERENTES REGIONES, se hace uso de dynamic routing gateway.</text:p>
          </table:table-cell>
        </table:table-row>
        <table:table-row>
          <table:table-cell table:style-name="Tabla3.A1" office:value-type="string">
            <text:p text:style-name="P22">Security list</text:p>
          </table:table-cell>
          <table:table-cell table:style-name="Tabla3.A1" office:value-type="string">
            <text:p text:style-name="P22">Es una lista de reglas como firewall rules asociadas a una subred y aplicadas a todas las instancias dentro de una subred, especifíca el tipo de tráfico permitido entre las instancias o fuera de la VNC</text:p>
          </table:table-cell>
        </table:table-row>
        <table:table-row>
          <table:table-cell table:style-name="Tabla3.A1" office:value-type="string">
            <text:p text:style-name="P22">Network security groups</text:p>
          </table:table-cell>
          <table:table-cell table:style-name="Tabla3.A1" office:value-type="string">
            <text:p text:style-name="P22">Puede ser aplicado a una dirección MAC, puede ser destino o fuente dentro de las reglas del firewall.</text:p>
          </table:table-cell>
        </table:table-row>
        <table:table-row>
          <table:table-cell table:style-name="Tabla3.A1" office:value-type="string">
            <text:p text:style-name="P22">Balanceador de cargas</text:p>
          </table:table-cell>
          <table:table-cell table:style-name="Tabla3.A1" office:value-type="string">
            <text:p text:style-name="P22">Usado para lograr alta disponibilidad y alta escalabilidad. Es un intermediario entre los <text:soft-page-break/>servidores y el cliente. Si los clientes llegan al balanceador de cargas para obtener información de la aplicación puede ser posible incluso si el servidor no está activo.</text:p>
            <text:p text:style-name="P22"/>
            <text:p text:style-name="P22">Pueden ser públicos o privados.</text:p>
          </table:table-cell>
        </table:table-row>
        <table:table-row>
          <table:table-cell table:style-name="Tabla3.A1" office:value-type="string">
            <text:p text:style-name="P22">Balanceador de cargas de capa 7</text:p>
          </table:table-cell>
          <table:table-cell table:style-name="Tabla3.A1" office:value-type="string">
            <text:p text:style-name="P22">Entiende protocolos de capa 7</text:p>
            <text:p text:style-name="P22"/>
            <text:p text:style-name="P22">Puede ser flexible: Elegir el mínimo o máximo de velocidad que puede aceptar.</text:p>
            <text:p text:style-name="P22">Dinámico: De diversos tamaños y puede escalar automáticamente.</text:p>
            <text:p text:style-name="P22"/>
            <text:p text:style-name="P22">Puede ver el contenido de los paquetes para poder inspeccionarlos y clasificarlos según su contenido.</text:p>
          </table:table-cell>
        </table:table-row>
        <table:table-row>
          <table:table-cell table:style-name="Tabla3.A1" office:value-type="string">
            <text:p text:style-name="P22">Network load balancer</text:p>
          </table:table-cell>
          <table:table-cell table:style-name="Tabla3.A1" office:value-type="string">
            <text:p text:style-name="P22">Enttiende protocolos de capa 3 y 4, TCP, UDP y ICMP, es más rápido que el de capa 7, pero no puede acceder a los paquetes ni ver su contenido.</text:p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<text:span text:style-name="T8">8</text:span>/<text:span text:style-name="T8">abril</text:span>/2024</text:p>
      <text:p text:style-name="P2">Tema: <text:span text:style-name="T8">Computing</text:span>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18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04:02.442239007</meta:creation-date>
    <dc:title>Notas</dc:title>
    <meta:editing-duration>PT13H57M54S</meta:editing-duration>
    <meta:editing-cycles>16</meta:editing-cycles>
    <meta:generator>LibreOffice/7.5.9.2$Linux_X86_64 LibreOffice_project/50$Build-2</meta:generator>
    <dc:date>2024-04-08T21:07:51.208619424</dc:date>
    <meta:document-statistic meta:table-count="9" meta:image-count="0" meta:object-count="0" meta:page-count="12" meta:paragraph-count="192" meta:word-count="1451" meta:character-count="9351" meta:non-whitespace-character-count="8090"/>
    <meta:template xlink:type="simple" xlink:actuate="onRequest" xlink:title="Notas" xlink:href="../../../../../Plantillas/Notas.ott" meta:date="2024-03-27T11:04:01.769816269"/>
  </office:meta>
</office:document-meta>
</file>